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8AF00000322E425DEE6.jpg" manifest:media-type="image/jpeg"/>
  <manifest:file-entry manifest:full-path="Pictures/10000000000008A00000004AF50BB86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dStyle 14" svg:font-family="'OldStyle 1'"/>
    <style:font-face style:name="OldStyle 13" svg:font-family="'OldStyle 1'" style:font-adornments="Bold"/>
    <style:font-face style:name="OldStyle 15" svg:font-family="'OldStyle 1'" style:font-pitch="variable"/>
    <style:font-face style:name="OldStyle 12" svg:font-family="'OldStyle 1'" style:font-adornments="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OldStyle 1" svg:font-family="'OldStyle 1'" style:font-family-generic="roman" style:font-pitch="variable"/>
    <style:font-face style:name="OldStyle 11" svg:font-family="'OldStyle 1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0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1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9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textarea-vertical-align="middle" fo:border="none"/>
    </style:style>
    <style:style style:name="gr7" style:family="graphic" style:parent-style-name="standard">
      <style:graphic-properties draw:textarea-vertical-align="top" fo:borde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/>
      <style:text-properties style:text-line-through-style="none" style:text-line-through-type="none" fo:font-family="'OldStyle 1'" style:font-style-name="HPLHS" style:font-pitch="variable" fo:font-size="7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fo:font-family="'OldStyle 1'" style:font-style-name="HPLHS" style:font-pitch="variable" fo:font-size="8pt" fo:font-style="normal" style:text-underline-style="none" fo:font-weight="normal"/>
    </style:style>
    <style:style style:name="T1" style:family="text">
      <style:text-properties fo:color="#000000" style:font-name="OldStyle 14" fo:font-size="8pt" style:font-size-asian="8pt" style:font-name-complex="OldStyle 14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enctype="application/tex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SCHOOL_NM.1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FFINITY.1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EFICIENCY.1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CHOOL_NM.2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FFINITY.2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EFICIENCY.2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CHOOL_NM.3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FFINITY.3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EFICIENCY.3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SCHOOL_TECH.3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CHOOL_TECH.2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CHOOL_TECH.1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line draw:style-name="gr1" draw:layer="layout" svg:x1="1.27cm" svg:y1="2.536cm" svg:x2="11.853cm" svg:y2="2.536cm">
          <text:p/>
        </draw:line>
        <draw:line draw:style-name="gr1" draw:layer="layout" svg:x1="11.853cm" svg:y1="2.536cm" svg:x2="15.825cm" svg:y2="2.536cm">
          <text:p/>
        </draw:line>
        <draw:line draw:style-name="gr1" draw:layer="layout" svg:x1="15.825cm" svg:y1="2.536cm" svg:x2="19.716cm" svg:y2="2.536cm">
          <text:p/>
        </draw:line>
        <draw:frame draw:style-name="gr2" draw:layer="layout" svg:width="0.904cm" svg:height="0.378cm" svg:x="1.326cm" svg:y="2.109cm">
          <draw:text-box>
            <text:p text:style-name="P1"><text:span text:style-name="T1">School </text:span></text:p>
          </draw:text-box>
        </draw:frame>
        <draw:frame draw:style-name="gr3" draw:layer="layout" svg:width="1.115cm" svg:height="0.378cm" svg:x="11.906cm" svg:y="2.109cm">
          <draw:text-box>
            <text:p text:style-name="P1"><text:span text:style-name="T1">Affinity </text:span></text:p>
          </draw:text-box>
        </draw:frame>
        <draw:line draw:style-name="gr1" draw:layer="layout" svg:x1="1.27cm" svg:y1="8.756cm" svg:x2="11.853cm" svg:y2="8.756cm">
          <text:p/>
        </draw:line>
        <draw:line draw:style-name="gr1" draw:layer="layout" svg:x1="11.853cm" svg:y1="8.756cm" svg:x2="15.825cm" svg:y2="8.756cm">
          <text:p/>
        </draw:line>
        <draw:line draw:style-name="gr1" draw:layer="layout" svg:x1="15.825cm" svg:y1="8.756cm" svg:x2="19.741cm" svg:y2="8.756cm">
          <text:p/>
        </draw:line>
        <draw:frame draw:style-name="gr4" draw:layer="layout" svg:width="1.395cm" svg:height="0.378cm" svg:x="15.878cm" svg:y="2.109cm">
          <draw:text-box>
            <text:p text:style-name="P1"><text:span text:style-name="T1">Deficiency </text:span></text:p>
          </draw:text-box>
        </draw:frame>
        <draw:frame draw:style-name="gr2" draw:layer="layout" svg:width="0.904cm" svg:height="0.378cm" svg:x="1.326cm" svg:y="8.329cm">
          <draw:text-box>
            <text:p text:style-name="P1"><text:span text:style-name="T1">School </text:span></text:p>
          </draw:text-box>
        </draw:frame>
        <draw:frame draw:style-name="gr3" draw:layer="layout" svg:width="1.115cm" svg:height="0.378cm" svg:x="11.906cm" svg:y="8.329cm">
          <draw:text-box>
            <text:p text:style-name="P1"><text:span text:style-name="T1">Affinity </text:span></text:p>
          </draw:text-box>
        </draw:frame>
        <draw:line draw:style-name="gr1" draw:layer="layout" svg:x1="1.27cm" svg:y1="15.077cm" svg:x2="11.853cm" svg:y2="15.077cm">
          <text:p/>
        </draw:line>
        <draw:line draw:style-name="gr1" draw:layer="layout" svg:x1="11.853cm" svg:y1="15.077cm" svg:x2="15.825cm" svg:y2="15.077cm">
          <text:p/>
        </draw:line>
        <draw:line draw:style-name="gr1" draw:layer="layout" svg:x1="15.825cm" svg:y1="15.077cm" svg:x2="19.741cm" svg:y2="15.077cm">
          <text:p/>
        </draw:line>
        <draw:frame draw:style-name="gr4" draw:layer="layout" svg:width="1.395cm" svg:height="0.378cm" svg:x="15.878cm" svg:y="8.329cm">
          <draw:text-box>
            <text:p text:style-name="P1"><text:span text:style-name="T1">Deficiency </text:span></text:p>
          </draw:text-box>
        </draw:frame>
        <draw:frame draw:style-name="gr2" draw:layer="layout" svg:width="0.904cm" svg:height="0.378cm" svg:x="1.326cm" svg:y="14.649cm">
          <draw:text-box>
            <text:p text:style-name="P1"><text:span text:style-name="T1">School </text:span></text:p>
          </draw:text-box>
        </draw:frame>
        <draw:frame draw:style-name="gr3" draw:layer="layout" svg:width="1.115cm" svg:height="0.378cm" svg:x="11.906cm" svg:y="14.649cm">
          <draw:text-box>
            <text:p text:style-name="P1"><text:span text:style-name="T1">Affinity </text:span></text:p>
          </draw:text-box>
        </draw:frame>
        <draw:frame draw:style-name="gr4" draw:layer="layout" svg:width="1.395cm" svg:height="0.378cm" svg:x="15.878cm" svg:y="14.649cm">
          <draw:text-box>
            <text:p text:style-name="P1"><text:span text:style-name="T1">Deficiency </text:span></text:p>
          </draw:text-box>
        </draw:frame>
        <draw:frame draw:style-name="gr5" draw:layer="layout" svg:width="18.482cm" svg:height="0.596cm" svg:x="1.27cm" svg:y="1.195cm">
          <draw:image xlink:href="Pictures/10000000000008A00000004AF50BB863.png" xlink:type="simple" xlink:show="embed" xlink:actuate="onLoad">
            <text:p/>
          </draw:image>
        </draw:frame>
        <draw:frame draw:style-name="gr5" draw:layer="layout" svg:width="18.482cm" svg:height="6.364cm" svg:x="1.27cm" svg:y="22.073cm">
          <draw:image xlink:href="Pictures/10000000000008AF00000322E425DEE6.jpg" xlink:type="simple" xlink:show="embed" xlink:actuate="onLoad">
            <text:p/>
          </draw:image>
        </draw:frame>
        <draw:control draw:name="SCHOOL_NM.1" draw:style-name="gr6" draw:text-style-name="P2" draw:layer="controls" svg:width="9.544cm" svg:height="0.432cm" svg:x="2.228cm" svg:y="2.061cm" draw:control="control1"/>
        <draw:control draw:style-name="gr6" draw:text-style-name="P2" draw:layer="controls" svg:width="2.719cm" svg:height="0.432cm" svg:x="13.021cm" svg:y="2.044cm" draw:control="control2"/>
        <draw:control draw:style-name="gr6" draw:text-style-name="P2" draw:layer="controls" svg:width="2.463cm" svg:height="0.432cm" svg:x="17.273cm" svg:y="2.045cm" draw:control="control3"/>
        <draw:control draw:name="SCHOOL_NM.1" draw:style-name="gr6" draw:text-style-name="P2" draw:layer="controls" svg:width="9.676cm" svg:height="0.432cm" svg:x="2.23cm" svg:y="8.238cm" draw:control="control4"/>
        <draw:control draw:style-name="gr6" draw:text-style-name="P2" draw:layer="controls" svg:width="2.719cm" svg:height="0.432cm" svg:x="13.021cm" svg:y="8.241cm" draw:control="control5"/>
        <draw:control draw:style-name="gr6" draw:text-style-name="P2" draw:layer="controls" svg:width="2.359cm" svg:height="0.432cm" svg:x="17.273cm" svg:y="8.23cm" draw:control="control6"/>
        <draw:control draw:name="SCHOOL_NM.1" draw:style-name="gr6" draw:text-style-name="P2" draw:layer="controls" svg:width="9.548cm" svg:height="0.432cm" svg:x="2.358cm" svg:y="14.588cm" draw:control="control7"/>
        <draw:control draw:style-name="gr6" draw:text-style-name="P2" draw:layer="controls" svg:width="2.739cm" svg:height="0.432cm" svg:x="13.021cm" svg:y="14.589cm" draw:control="control8"/>
        <draw:control draw:style-name="gr6" draw:text-style-name="P2" draw:layer="controls" svg:width="2.463cm" svg:height="0.432cm" svg:x="17.273cm" svg:y="14.581cm" draw:control="control9"/>
        <draw:control draw:style-name="gr7" draw:text-style-name="P3" draw:layer="controls" svg:width="18.466cm" svg:height="5cm" svg:x="1.27cm" svg:y="15.167cm" draw:control="control10"/>
        <draw:control draw:style-name="gr7" draw:text-style-name="P3" draw:layer="controls" svg:width="18.466cm" svg:height="5cm" svg:x="1.27cm" svg:y="8.843cm" draw:control="control11"/>
        <draw:control draw:style-name="gr7" draw:text-style-name="P3" draw:layer="controls" svg:width="18.466cm" svg:height="5cm" svg:x="1.27cm" svg:y="2.619cm" draw:control="control1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dStyle 14" svg:font-family="'OldStyle 1'"/>
    <style:font-face style:name="OldStyle 13" svg:font-family="'OldStyle 1'" style:font-adornments="Bold"/>
    <style:font-face style:name="OldStyle 15" svg:font-family="'OldStyle 1'" style:font-pitch="variable"/>
    <style:font-face style:name="OldStyle 12" svg:font-family="'OldStyle 1'" style:font-adornments="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OldStyle 1" svg:font-family="'OldStyle 1'" style:font-family-generic="roman" style:font-pitch="variable"/>
    <style:font-face style:name="OldStyle 11" svg:font-family="'OldStyle 1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2"/>
      <style:text-properties style:font-name="OldStyle 12" fo:font-family="'OldStyle 1'" style:font-style-name="Bold" style:font-pitch="variable" fo:font-size="8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27cm" fo:margin-bottom="1.27cm" fo:margin-left="1.27cm" fo:margin-right="1.27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2T11:47:21.354000000</dc:date>
    <meta:generator>LibreOffice/4.3.1.2$Windows_x86 LibreOffice_project/958349dc3b25111dbca392fbc281a05559ef6848</meta:generator>
    <meta:editing-duration>PT1H30M10S</meta:editing-duration>
    <meta:editing-cycles>19</meta:editing-cycles>
    <meta:document-statistic meta:object-count="32"/>
  </office:meta>
</office:document-meta>
</file>